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Bitstream Vera Sans" svg:font-family="Bitstream Vera Sans" style:font-family-generic="roman" style:font-pitch="variable"/>
    <style:font-face style:name="DejaVu Sans" svg:font-family="DejaVu Sans" style:font-family-generic="swiss"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vg:panose-1="2 2 6 3 5 4 5 2 3 4"/>
    <style:font-face style:name="Helvetica" svg:font-family="Helvetica" style:font-family-generic="swiss" style:font-pitch="variable" svg:panose-1="2 11 5 4 2 2 2 2 2 4"/>
    <style:font-face style:name="Tahoma, Lucidasans, 'Lucida San" svg:font-family="Tahoma, Lucidasans, 'Lucida San" style:font-family-generic="swiss" style:font-pitch="variable"/>
    <style:font-face style:name="DejaVu Sans Mono" svg:font-family="DejaVu Sans Mono" style:font-family-generic="modern" style:font-pitch="fixed"/>
    <style:font-face style:name="StarSymbol" svg:font-family="Star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4">
      <text:list-level-style-bullet text:level="1" text:style-name="WW_CharLFO4LVL1" text:bullet-char="●">
        <style:list-level-properties text:space-before="0.25in" text:min-label-width="0.25in"/>
        <style:text-properties style:font-name="StarSymbol"/>
      </text:list-level-style-bullet>
      <text:list-level-style-bullet text:level="2" text:style-name="WW_CharLFO4LVL2" text:bullet-char="○">
        <style:list-level-properties text:space-before="0.5in" text:min-label-width="0.25in"/>
        <style:text-properties style:font-name="StarSymbol"/>
      </text:list-level-style-bullet>
      <text:list-level-style-bullet text:level="3" text:style-name="WW_CharLFO4LVL3" text:bullet-char="■">
        <style:list-level-properties text:space-before="0.75in" text:min-label-width="0.25in"/>
        <style:text-properties style:font-name="StarSymbol"/>
      </text:list-level-style-bullet>
      <text:list-level-style-bullet text:level="4" text:style-name="WW_CharLFO4LVL4" text:bullet-char="●">
        <style:list-level-properties text:space-before="1in" text:min-label-width="0.25in"/>
        <style:text-properties style:font-name="StarSymbol"/>
      </text:list-level-style-bullet>
      <text:list-level-style-bullet text:level="5" text:style-name="WW_CharLFO4LVL5" text:bullet-char="○">
        <style:list-level-properties text:space-before="1.25in" text:min-label-width="0.25in"/>
        <style:text-properties style:font-name="StarSymbol"/>
      </text:list-level-style-bullet>
      <text:list-level-style-bullet text:level="6" text:style-name="WW_CharLFO4LVL6" text:bullet-char="■">
        <style:list-level-properties text:space-before="1.5in" text:min-label-width="0.25in"/>
        <style:text-properties style:font-name="StarSymbol"/>
      </text:list-level-style-bullet>
      <text:list-level-style-bullet text:level="7" text:style-name="WW_CharLFO4LVL7" text:bullet-char="●">
        <style:list-level-properties text:space-before="1.75in" text:min-label-width="0.25in"/>
        <style:text-properties style:font-name="StarSymbol"/>
      </text:list-level-style-bullet>
      <text:list-level-style-bullet text:level="8" text:style-name="WW_CharLFO4LVL8" text:bullet-char="○">
        <style:list-level-properties text:space-before="2in" text:min-label-width="0.25in"/>
        <style:text-properties style:font-name="StarSymbol"/>
      </text:list-level-style-bullet>
      <text:list-level-style-bullet text:level="9" text:style-name="WW_CharLFO4LVL9" text:bullet-char="■">
        <style:list-level-properties text:space-before="2.25in" text:min-label-width="0.25in"/>
        <style:text-properties style:font-name="StarSymbol"/>
      </text:list-level-style-bullet>
    </text:list-style>
    <style:style style:name="P1" style:parent-style-name="title_title" style:master-page-name="MP0" style:family="paragraph">
      <style:paragraph-properties fo:break-before="page"/>
    </style:style>
    <style:style style:name="TableColumn20" style:family="table-column">
      <style:table-column-properties style:column-width="2.0916in" style:use-optimal-column-width="false"/>
    </style:style>
    <style:style style:name="TableColumn21" style:family="table-column">
      <style:table-column-properties style:column-width="4.6048in" style:use-optimal-column-width="false"/>
    </style:style>
    <style:style style:name="Table19" style:family="table">
      <style:table-properties style:width="6.6965in" fo:margin-left="0in" table:align="left"/>
    </style:style>
    <style:style style:name="TableRow22" style:family="table-row">
      <style:table-row-properties style:use-optimal-row-height="false"/>
    </style:style>
    <style:style style:name="TableCell23" style:family="table-cell">
      <style:table-cell-properties fo:border="0.0034in solid #000000" fo:background-color="#FFFFCC" style:vertical-align="middle" fo:padding-top="0.0381in" fo:padding-left="0.0381in" fo:padding-bottom="0.0381in" fo:padding-right="0.0381in"/>
    </style:style>
    <style:style style:name="TableRow24" style:family="table-row">
      <style:table-row-properties style:use-optimal-row-height="false"/>
    </style:style>
    <style:style style:name="TableCell25"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26" style:parent-style-name="table_text" style:family="paragraph">
      <style:paragraph-properties fo:text-align="start"/>
    </style:style>
    <style:style style:name="TableCell27" style:family="table-cell">
      <style:table-cell-properties fo:border="0.0034in solid #000000" style:vertical-align="middle" fo:padding-top="0.0381in" fo:padding-left="0.0381in" fo:padding-bottom="0.0381in" fo:padding-right="0.0381in"/>
    </style:style>
    <style:style style:name="P28" style:parent-style-name="table_text" style:family="paragraph">
      <style:paragraph-properties fo:text-align="start"/>
    </style:style>
    <style:style style:name="TableRow29" style:family="table-row">
      <style:table-row-properties style:use-optimal-row-height="false"/>
    </style:style>
    <style:style style:name="TableCell3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1" style:parent-style-name="table_text" style:family="paragraph">
      <style:paragraph-properties fo:text-align="start"/>
    </style:style>
    <style:style style:name="TableCell3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33" style:parent-style-name="table_text" style:family="paragraph">
      <style:paragraph-properties fo:text-align="start"/>
    </style:style>
    <style:style style:name="TableRow34" style:family="table-row">
      <style:table-row-properties style:use-optimal-row-height="false"/>
    </style:style>
    <style:style style:name="TableCell3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6" style:parent-style-name="table_text" style:family="paragraph">
      <style:paragraph-properties fo:text-align="start"/>
    </style:style>
    <style:style style:name="TableCell3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38" style:parent-style-name="table_text" style:family="paragraph">
      <style:paragraph-properties fo:text-align="start"/>
    </style:style>
    <style:style style:name="TableRow39" style:family="table-row">
      <style:table-row-properties style:use-optimal-row-height="false"/>
    </style:style>
    <style:style style:name="TableCell4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1" style:parent-style-name="table_text" style:family="paragraph">
      <style:paragraph-properties fo:text-align="start"/>
    </style:style>
    <style:style style:name="TableCell4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3" style:parent-style-name="table_text" style:family="paragraph">
      <style:paragraph-properties fo:text-align="start"/>
    </style:style>
    <style:style style:name="TableRow44" style:family="table-row">
      <style:table-row-properties style:use-optimal-row-height="false"/>
    </style:style>
    <style:style style:name="TableCell4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6" style:parent-style-name="table_text" style:family="paragraph">
      <style:paragraph-properties fo:text-align="start"/>
    </style:style>
    <style:style style:name="TableCell4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8" style:parent-style-name="table_text" style:family="paragraph">
      <style:paragraph-properties fo:text-align="start"/>
    </style:style>
    <style:style style:name="TableRow49" style:family="table-row">
      <style:table-row-properties style:use-optimal-row-height="false"/>
    </style:style>
    <style:style style:name="TableCell5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1" style:parent-style-name="table_text" style:family="paragraph">
      <style:paragraph-properties fo:text-align="start"/>
    </style:style>
    <style:style style:name="TableCell5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3" style:parent-style-name="table_text" style:family="paragraph">
      <style:paragraph-properties fo:text-align="start"/>
    </style:style>
    <style:style style:name="P54" style:parent-style-name="text" style:family="paragraph">
      <style:paragraph-properties fo:text-align="start" fo:margin-bottom="0in" fo:margin-left="0.2479in" fo:text-indent="0in">
        <style:tab-stops/>
      </style:paragraph-properties>
      <style:text-properties style:font-size-complex="10pt"/>
    </style:style>
    <style:style style:name="P55" style:parent-style-name="text" style:family="paragraph">
      <style:paragraph-properties fo:text-align="start" fo:margin-bottom="0in" fo:margin-left="0.2479in" fo:text-indent="0in">
        <style:tab-stops/>
      </style:paragraph-properties>
      <style:text-properties style:font-size-complex="10pt"/>
    </style:style>
    <style:style style:name="P56" style:parent-style-name="Liste" style:family="paragraph">
      <style:paragraph-properties fo:margin-left="0.4958in" fo:text-indent="-0.2479in">
        <style:tab-stops/>
      </style:paragraph-properties>
      <style:text-properties style:font-size-complex="10pt"/>
    </style:style>
    <style:style style:name="P57" style:parent-style-name="Liste" style:family="paragraph">
      <style:paragraph-properties fo:margin-left="0.4958in" fo:text-indent="-0.2479in">
        <style:tab-stops/>
      </style:paragraph-properties>
      <style:text-properties style:font-size-complex="10pt"/>
    </style:style>
    <style:style style:name="P58" style:parent-style-name="Liste" style:family="paragraph">
      <style:paragraph-properties fo:margin-left="0.4958in" fo:text-indent="-0.2479in">
        <style:tab-stops/>
      </style:paragraph-properties>
      <style:text-properties style:font-size-complex="10pt"/>
    </style:style>
    <style:style style:name="P59" style:parent-style-name="Liste" style:family="paragraph">
      <style:text-properties fo:font-size="9pt" style:font-size-asian="9pt" style:font-size-complex="9pt"/>
    </style:style>
    <style:style style:name="P60" style:parent-style-name="Liste" style:family="paragraph"/>
    <style:style style:name="P61" style:parent-style-name="Liste" style:family="paragraph"/>
    <style:style style:name="P62" style:parent-style-name="Liste" style:family="paragraph"/>
    <style:style style:name="P63" style:parent-style-name="Liste" style:family="paragraph"/>
    <style:style style:name="TableColumn65" style:family="table-column">
      <style:table-column-properties style:column-width="3.3465in" style:use-optimal-column-width="false"/>
    </style:style>
    <style:style style:name="TableColumn66" style:family="table-column">
      <style:table-column-properties style:column-width="3.3472in" style:use-optimal-column-width="false"/>
    </style:style>
    <style:style style:name="Table64" style:family="table">
      <style:table-properties style:width="6.6937in" fo:margin-left="0.0312in" table:align="left"/>
    </style:style>
    <style:style style:name="TableRow67" style:family="table-row">
      <style:table-row-properties style:use-optimal-row-height="false" fo:keep-together="always"/>
    </style:style>
    <style:style style:name="TableCell68" style:family="table-cell">
      <style:table-cell-properties fo:border-top="0.0034in solid #000000" fo:border-left="0.0034in solid #000000" fo:border-bottom="0.0034in solid #000000" fo:border-right="none" fo:background-color="#FFFFCC" fo:padding-top="0.0381in" fo:padding-left="0.0381in" fo:padding-bottom="0.0381in" fo:padding-right="0.0381in"/>
    </style:style>
    <style:style style:name="TableCell69" style:family="table-cell">
      <style:table-cell-properties fo:border="0.0034in solid #000000" fo:background-color="#FFFFCC" fo:padding-top="0.0381in" fo:padding-left="0.0381in" fo:padding-bottom="0.0381in" fo:padding-right="0.0381in"/>
    </style:style>
    <style:style style:name="TableRow70" style:family="table-row">
      <style:table-row-properties style:use-optimal-row-height="false" fo:keep-together="always"/>
    </style:style>
    <style:style style:name="TableCell71" style:family="table-cell">
      <style:table-cell-properties fo:border-top="none" fo:border-left="0.0034in solid #000000" fo:border-bottom="0.0034in solid #000000" fo:border-right="none" fo:padding-top="0.0381in" fo:padding-left="0.0381in" fo:padding-bottom="0.0381in" fo:padding-right="0.0381in"/>
    </style:style>
    <style:style style:name="TableCell72" style:family="table-cell">
      <style:table-cell-properties fo:border-top="none" fo:border-left="0.0034in solid #000000" fo:border-bottom="0.0034in solid #000000" fo:border-right="0.0034in solid #000000" fo:padding-top="0.0381in" fo:padding-left="0.0381in" fo:padding-bottom="0.0381in" fo:padding-right="0.0381in"/>
    </style:style>
  </office:automatic-styles>
  <office:body>
    <office:text text:use-soft-page-breaks="true">
      <text:p text:style-name="P1">Lastenheft</text:p>
      <text:p text:style-name="title_subject"/>
      <table:table table:style-name="Table19">
        <table:table-columns>
          <table:table-column table:style-name="TableColumn20"/>
          <table:table-column table:style-name="TableColumn21"/>
        </table:table-columns>
        <table:table-row table:style-name="TableRow22">
          <table:table-cell table:style-name="TableCell23" table:number-columns-spanned="2">
            <text:p text:style-name="table_heading">Project</text:p>
          </table:table-cell>
          <table:covered-table-cell/>
        </table:table-row>
        <table:table-row table:style-name="TableRow24">
          <table:table-cell table:style-name="TableCell25">
            <text:p text:style-name="P26">Name</text:p>
          </table:table-cell>
          <table:table-cell table:style-name="TableCell27">
            <text:p text:style-name="P28">Oizys Engine</text:p>
          </table:table-cell>
        </table:table-row>
        <table:table-row table:style-name="TableRow29">
          <table:table-cell table:style-name="TableCell30">
            <text:p text:style-name="P31">Portal</text:p>
          </table:table-cell>
          <table:table-cell table:style-name="TableCell32">
            <text:p text:style-name="P33">Github<text:tab/><text:tab/>(https://github.com/FrecherxDachs/PhysicsEngine.git)</text:p>
          </table:table-cell>
        </table:table-row>
        <table:table-row table:style-name="TableRow34">
          <table:table-cell table:style-name="TableCell35">
            <text:p text:style-name="P36">Technologies</text:p>
          </table:table-cell>
          <table:table-cell table:style-name="TableCell37">
            <text:p text:style-name="P38">Java</text:p>
          </table:table-cell>
        </table:table-row>
        <table:table-row table:style-name="TableRow39">
          <table:table-cell table:style-name="TableCell40">
            <text:p text:style-name="P41">Persistence</text:p>
          </table:table-cell>
          <table:table-cell table:style-name="TableCell42">
            <text:p text:style-name="P43">XML</text:p>
          </table:table-cell>
        </table:table-row>
        <table:table-row table:style-name="TableRow44">
          <table:table-cell table:style-name="TableCell45">
            <text:p text:style-name="P46">Copyright</text:p>
          </table:table-cell>
          <table:table-cell table:style-name="TableCell47">
            <text:p text:style-name="P48">Held by the developer of<text:s/>the corresponding module</text:p>
          </table:table-cell>
        </table:table-row>
        <table:table-row table:style-name="TableRow49">
          <table:table-cell table:style-name="TableCell50">
            <text:p text:style-name="P51">Licence<text:s/></text:p>
          </table:table-cell>
          <table:table-cell table:style-name="TableCell52">
            <text:p text:style-name="P53">GNU GPLv3</text:p>
          </table:table-cell>
        </table:table-row>
      </table:table>
      <text:h text:style-name="heading_1" text:outline-level="1">Zielstellung</text:h>
      <text:p text:style-name="text">Ziel ist eine Desktopanwendung bei der in einer 2D-Umgebung Objekte mit physikalischen Eigenschaften erstellt und geändert werden können. Das physikalische Interagieren der Objekte soll simulierbar sein. Die erstellte Umgebung soll abgespeichert und später wieder geöffnet werden können. Für die Berechnungen wird eine eigene 2D-Physik-Engine gefordert.</text:p>
      <text:h text:style-name="heading_1" text:outline-level="1">Anforderungen</text:h>
      <text:p text:style-name="text">Desktopanwendung:</text:p>
      <text:list text:style-name="LFO4" text:continue-numbering="true">
        <text:list-item>
          <text:p text:style-name="P54">Rückgängig und Wiederherstellen-Funktion</text:p>
        </text:list-item>
        <text:list-item>
          <text:p text:style-name="P55">Bearbeiten<text:s/>der Objekte</text:p>
        </text:list-item>
        <text:list-item>
          <text:p text:style-name="P56">Abspeichern und Öffnen einer Umgebung</text:p>
        </text:list-item>
        <text:list-item>
          <text:p text:style-name="P57">Aufnahme der Simulation (und Abspeichern)</text:p>
        </text:list-item>
        <text:list-item>
          <text:p text:style-name="P58">Internationalisierung: Englisch, Deutsch</text:p>
        </text:list-item>
      </text:list>
      <text:p text:style-name="P59"/>
      <text:p text:style-name="Liste">2D-Physik-Engine:</text:p>
      <text:list text:style-name="LFO4" text:continue-numbering="true">
        <text:list-item>
          <text:p text:style-name="P60">Kollisionserkennung</text:p>
        </text:list-item>
        <text:list-item>
          <text:p text:style-name="P61">Berechnung der Physikalischen Reaktionen</text:p>
        </text:list-item>
        <text:list-item>
          <text:p text:style-name="P62">Mindestziel von verwendbaren Objekten:<text:s/>Kreise, Quadrate, Rechtecke</text:p>
        </text:list-item>
        <text:list-item>
          <text:p text:style-name="P63">Optional (falls Zeit vorhanden): Wind, konvexe Körper, konkave Körper, Verbindung von Körpern, Federn, Flüssigkeiten</text:p>
        </text:list-item>
      </text:list>
      <text:h text:style-name="heading_1" text:outline-level="1">Kontaktinformationen</text:h>
      <table:table table:style-name="Table64">
        <table:table-columns>
          <table:table-column table:style-name="TableColumn65"/>
          <table:table-column table:style-name="TableColumn66"/>
        </table:table-columns>
        <table:table-row table:style-name="TableRow67">
          <table:table-cell table:style-name="TableCell68">
            <text:p text:style-name="table_heading">Principal</text:p>
          </table:table-cell>
          <table:table-cell table:style-name="TableCell69">
            <text:p text:style-name="table_heading">Contractor</text:p>
          </table:table-cell>
        </table:table-row>
        <table:table-row table:style-name="TableRow70">
          <table:table-cell table:style-name="TableCell71">
            <text:p text:style-name="table_text">Dr.-Ing. Christian Heller</text:p>
            <text:p text:style-name="table_text">Berufsakademie Sachsen</text:p>
            <text:p text:style-name="table_text">Staatliche<text:s/>Studienakademie Leipzig</text:p>
            <text:p text:style-name="table_text">Schönauer Straße 113 a</text:p>
            <text:p text:style-name="table_text">04207 Leipzig</text:p>
            <text:p text:style-name="table_text">fon: +49-341-42743-415</text:p>
            <text:p text:style-name="table_text">fax: +49-341-42743-331</text:p>
            <text:p text:style-name="table_text">christian.heller@ba-leipzig.de</text:p>
          </table:table-cell>
          <table:table-cell table:style-name="TableCell72">
            <text:p text:style-name="table_text">Tim Illner</text:p>
            <text:p text:style-name="table_text">Carsten Krahl</text:p>
            <text:p text:style-name="table_text">Johannes Hackel</text:p>
            <text:p text:style-name="table_text">Michael Dietrich</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Bitstream Vera Sans" svg:font-family="Bitstream Vera Sans" style:font-family-generic="roman" style:font-pitch="variable"/>
    <style:font-face style:name="DejaVu Sans" svg:font-family="DejaVu Sans" style:font-family-generic="swiss"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vg:panose-1="2 2 6 3 5 4 5 2 3 4"/>
    <style:font-face style:name="Helvetica" svg:font-family="Helvetica" style:font-family-generic="swiss" style:font-pitch="variable" svg:panose-1="2 11 5 4 2 2 2 2 2 4"/>
    <style:font-face style:name="Tahoma, Lucidasans, 'Lucida San" svg:font-family="Tahoma, Lucidasans, 'Lucida San" style:font-family-generic="swiss" style:font-pitch="variable"/>
    <style:font-face style:name="DejaVu Sans Mono" svg:font-family="DejaVu Sans Mono" style:font-family-generic="modern" style:font-pitch="fixed"/>
    <style:font-face style:name="StarSymbol" svg:font-family="Star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ans" style:font-name-asian="Bitstream Vera Sans" style:font-name-complex="Bitstream Ver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en" style:country-asian="GB" style:language-complex="en" style:country-complex="GB" style:text-combine="none" fo:hyphenate="true"/>
    </style:default-style>
    <style:style style:name="heading_1" style:display-name="heading_1" style:family="paragraph" style:parent-style-name="standard" style:next-style-name="text" style:default-outline-level="1">
      <style:paragraph-properties fo:margin-top="0.1576in" fo:margin-bottom="0.0784in"/>
      <style:text-properties fo:font-weight="bold" style:font-weight-asian="bold" fo:font-size="12pt" style:font-size-asian="12pt" fo:hyphenate="false"/>
    </style:style>
    <style:style style:name="heading_2" style:display-name="heading_2" style:family="paragraph" style:parent-style-name="standard" style:next-style-name="text" style:default-outline-level="2">
      <style:paragraph-properties fo:keep-with-next="always" fo:margin-top="0.1576in" fo:margin-bottom="0.0784in"/>
      <style:text-properties fo:font-weight="bold" style:font-weight-asian="bold" fo:hyphenate="false"/>
    </style:style>
    <style:style style:name="Standard0" style:display-name="Standard" style:family="paragraph">
      <style:text-properties fo:hyphenate="false"/>
    </style: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5" style:display-name="Überschrift 5" style:family="paragraph" style:parent-style-name="Heading" style:next-style-name="Textbody" style:default-outline-level="5">
      <style:text-properties style:font-name="Liberation Serif" fo:font-weight="bold" style:font-weight-asian="bold" style:font-weight-complex="bold" fo:font-size="10pt" style:font-size-asian="10pt" style:font-size-complex="10pt" fo:hyphenate="false"/>
    </style:style>
    <style:style style:name="Überschrift6" style:display-name="Überschrift 6" style:family="paragraph" style:parent-style-name="Heading" style:next-style-name="Textbody" style:default-outline-level="6">
      <style:text-properties style:font-name="Nimbus Roman No9 L" fo:font-weight="bold" style:font-weight-asian="bold" style:font-weight-complex="bold" fo:font-size="7pt" style:font-size-asian="7pt" style:font-size-complex="7pt" fo:hyphenate="false"/>
    </style:style>
    <style:style style:name="Absatz-Standardschriftart" style:display-name="Absatz-Standardschriftart" style:family="text"/>
    <text:list-style style:name="WW_OutlineListStyle_1" style:display-name="WW_OutlineListStyle_1">
      <text:list-level-style-number text:level="1" style:num-format="1">
        <style:list-level-properties/>
      </text:list-level-style-number>
      <text:list-level-style-number text:level="2" style:num-format="1" text:display-levels="2">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Textbody" style:display-name="Text body" style:family="paragraph" style:parent-style-name="Standard0">
      <style:paragraph-properties fo:margin-bottom="0.0833in"/>
      <style:text-properties fo:hyphenate="false"/>
    </style:style>
    <style:style style:name="Firstlineindent" style:display-name="First line indent" style:family="paragraph" style:parent-style-name="Textbody">
      <style:paragraph-properties fo:text-indent="0.1965in"/>
      <style:text-properties fo:hyphenate="false"/>
    </style:style>
    <style:style style:name="Heading" style:display-name="Heading" style:family="paragraph" style:parent-style-name="Standard0" style:next-style-name="Textbody">
      <style:paragraph-properties fo:keep-with-next="always" fo:margin-top="0.1666in" fo:margin-bottom="0.0833in"/>
      <style:text-properties fo:font-size="14pt" style:font-size-asian="14pt" style:font-size-complex="14pt" fo:hyphenate="false"/>
    </style:style>
    <style:style style:name="Liste" style:display-name="Liste" style:family="paragraph" style:parent-style-name="standard">
      <style:paragraph-properties fo:line-height="150%"/>
      <style:text-properties fo:hyphenate="false"/>
    </style:style>
    <style:style style:name="Fußzeile" style:display-name="Fußzeile" style:family="paragraph" style:parent-style-name="standard">
      <style:text-properties fo:font-size="6pt" style:font-size-asian="6pt" fo:hyphenate="false"/>
    </style:style>
    <style:style style:name="TableContents" style:display-name="Table Contents" style:family="paragraph" style:parent-style-name="Standard0">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0">
      <style:paragraph-properties text:number-lines="false" fo:margin-top="0.0833in" fo:margin-bottom="0.0833in"/>
      <style:text-properties fo:font-style="italic" style:font-style-asian="italic" style:font-style-complex="italic" fo:hyphenate="false"/>
    </style:style>
    <style:style style:name="Text0" style:display-name="Text"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0">
      <style:paragraph-properties text:number-lines="false"/>
      <style:text-properties fo:hyphenate="false"/>
    </style:style>
    <style:style style:name="Titel" style:display-name="Titel" style:family="paragraph" style:parent-style-name="standard" style:next-style-name="Untertitel">
      <style:paragraph-properties fo:text-align="center"/>
      <style:text-properties fo:font-weight="bold" style:font-weight-asian="bold" style:font-weight-complex="bold" fo:color="#0000FF" fo:font-size="40pt" style:font-size-asian="40pt" style:font-size-complex="40pt" fo:hyphenate="false"/>
    </style:style>
    <style:style style:name="Untertitel" style:display-name="Untertitel" style:family="paragraph" style:parent-style-name="Heading" style:next-style-name="Textbody">
      <style:paragraph-properties fo:text-align="center"/>
      <style:text-properties fo:font-style="italic" style:font-style-asian="italic" style:font-style-complex="italic" fo:hyphenate="false"/>
    </style:style>
    <style:style style:name="standard" style:display-name="standard" style:family="paragraph">
      <style:paragraph-properties style:text-autospace="none"/>
      <style:text-properties style:font-name="DejaVu Sans" fo:color="#000000" fo:font-size="10pt" style:font-size-asian="10pt" fo:hyphenate="false"/>
    </style:style>
    <style:style style:name="title_title" style:display-name="title_title" style:family="paragraph" style:parent-style-name="standard" style:next-style-name="title_subject">
      <style:paragraph-properties fo:text-align="center"/>
      <style:text-properties fo:font-weight="bold" style:font-weight-asian="bold" style:font-weight-complex="bold" fo:font-size="40pt" style:font-size-asian="40pt" style:font-size-complex="40pt" fo:hyphenate="false"/>
    </style:style>
    <style:style style:name="title_author" style:display-name="title_author" style:family="paragraph" style:parent-style-name="standard" style:next-style-name="standard">
      <style:paragraph-properties fo:text-align="center" fo:margin-top="0.1965in" fo:margin-bottom="0.1965in"/>
      <style:text-properties fo:font-size="8pt" style:font-size-asian="8pt" fo:hyphenate="false"/>
    </style:style>
    <style:style style:name="title_organisation" style:display-name="title_organisation" style:family="paragraph" style:parent-style-name="standard">
      <style:paragraph-properties fo:text-align="center"/>
      <style:text-properties fo:font-size="28pt" style:font-size-asian="28pt" style:font-size-complex="28pt" fo:hyphenate="false"/>
    </style:style>
    <style:style style:name="standard_header" style:display-name="standard_header" style:family="paragraph" style:parent-style-name="standard">
      <style:paragraph-properties fo:text-align="center"/>
      <style:text-properties fo:color="#808080" fo:font-size="14pt" style:font-size-asian="14pt" style:font-size-complex="14pt" fo:hyphenate="false"/>
    </style:style>
    <style:style style:name="standard_highlighted" style:display-name="standard_highlighted" style:family="paragraph" style:parent-style-name="standard">
      <style:paragraph-properties fo:text-align="center"/>
      <style:text-properties fo:font-weight="bold" style:font-weight-asian="bold" style:font-weight-complex="bold" fo:color="#FF3333" fo:hyphenate="false"/>
    </style:style>
    <style:style style:name="standard_frame_highlighted" style:display-name="standard_frame_highlighted" style:family="paragraph" style:parent-style-name="standard">
      <style:paragraph-properties fo:text-align="center" fo:margin-left="0.0395in">
        <style:tab-stops/>
      </style:paragraph-properties>
      <style:text-properties fo:hyphenate="false"/>
    </style:style>
    <style:style style:name="standard_box" style:display-name="standard_box" style:family="paragraph">
      <style:paragraph-properties style:text-autospace="none" fo:text-align="center"/>
      <style:text-properties style:font-name="Helvetica" style:font-name-asian="Helvetica" style:font-name-complex="Helvetica" fo:color="#000000" fo:font-size="28pt" style:font-size-asian="28pt" style:font-size-complex="28pt" fo:hyphenate="false"/>
    </style:style>
    <style:style style:name="standard_background" style:display-name="standard_background" style:family="paragraph">
      <style:paragraph-properties style:text-autospace="none" fo:text-align="center"/>
      <style:text-properties style:font-name="Helvetica" style:font-name-asian="Helvetica" style:font-name-complex="Helvetica" fo:color="#000000" fo:font-size="28pt" style:font-size-asian="28pt" style:font-size-complex="28pt" fo:hyphenate="false"/>
    </style:style>
    <style:style style:name="standard_label" style:display-name="standard_label" style:family="paragraph">
      <style:paragraph-properties style:text-autospace="none" fo:text-align="center"/>
      <style:text-properties style:font-name="Helvetica" style:font-name-asian="Helvetica" style:font-name-complex="Helvetica" fo:color="#FFFFCC" fo:font-size="28pt" style:font-size-asian="28pt" style:font-size-complex="28pt" fo:hyphenate="false"/>
    </style:style>
    <style:style style:name="standard_arrow" style:display-name="standard_arrow" style:family="paragraph" style:parent-style-name="standard_line">
      <style:text-properties fo:hyphenate="false"/>
    </style:style>
    <style:style style:name="standard_line" style:display-name="standard_line" style:family="paragraph">
      <style:paragraph-properties style:text-autospace="none" fo:text-align="center"/>
      <style:text-properties style:font-name="Helvetica" style:font-name-asian="Helvetica" style:font-name-complex="Helvetica" fo:hyphenate="false"/>
    </style:style>
    <style:style style:name="standard_focus" style:display-name="standard_focus" style:family="paragraph" style:parent-style-name="standard_highlighted">
      <style:text-properties fo:font-weight="normal" style:font-weight-asian="normal" style:font-weight-complex="normal" fo:hyphenate="false"/>
    </style:style>
    <style:style style:name="uml_class_name" style:display-name="uml_class_name" style:family="paragraph" style:parent-style-name="standard_box">
      <style:text-properties fo:font-weight="bold" style:font-weight-asian="bold" style:font-weight-complex="bold" fo:font-size="16pt" style:font-size-asian="16pt" style:font-size-complex="16pt" fo:hyphenate="false"/>
    </style:style>
    <style:style style:name="uml_association" style:display-name="uml_association" style:family="paragraph" style:parent-style-name="standard_line">
      <style:text-properties fo:hyphenate="false"/>
    </style:style>
    <style:style style:name="uml_label" style:display-name="uml_label" style:family="paragraph" style:parent-style-name="standard_label">
      <style:paragraph-properties style:line-height-at-least="0.1388in"/>
      <style:text-properties style:font-name="Tahoma, Lucidasans, 'Lucida San" style:font-name-asian="Tahoma, Lucidasans, 'Lucida San" style:font-name-complex="Tahoma, Lucidasans, 'Lucida San" style:letter-kerning="false" fo:font-size="16pt" style:font-size-asian="16pt" style:font-size-complex="16pt" fo:hyphenate="false"/>
    </style:style>
    <style:style style:name="uml_dependency" style:display-name="uml_dependency" style:family="paragraph" style:parent-style-name="uml_association">
      <style:text-properties fo:hyphenate="false"/>
    </style:style>
    <style:style style:name="uml_comment" style:display-name="uml_comment" style:family="paragraph" style:parent-style-name="standard_box">
      <style:paragraph-properties fo:text-align="start"/>
      <style:text-properties fo:font-size="16pt" style:font-size-asian="16pt" style:font-size-complex="16pt" fo:hyphenate="false"/>
    </style:style>
    <style:style style:name="uml_package" style:display-name="uml_package" style:family="paragraph" style:parent-style-name="standard_box">
      <style:text-properties fo:font-weight="bold" style:font-weight-asian="bold" style:font-weight-complex="bold" fo:font-size="16pt" style:font-size-asian="16pt" style:font-size-complex="16pt" fo:hyphenate="false"/>
    </style:style>
    <style:style style:name="uml_member" style:display-name="uml_member" style:family="paragraph" style:parent-style-name="standard_box">
      <style:paragraph-properties fo:text-align="start"/>
      <style:text-properties fo:font-size="16pt" style:font-size-asian="16pt" style:font-size-complex="16pt" fo:hyphenate="false"/>
    </style:style>
    <style:style style:name="uml_directed_dependency" style:display-name="uml_directed_dependency" style:family="paragraph" style:parent-style-name="uml_dependency">
      <style:text-properties fo:hyphenate="false"/>
    </style:style>
    <style:style style:name="uml_package_dependency" style:display-name="uml_package_dependency" style:family="paragraph" style:parent-style-name="uml_directed_dependency">
      <style:text-properties fo:hyphenate="false"/>
    </style:style>
    <style:style style:name="uml_black_font_bold_label" style:display-name="uml_black_font_bold_label" style:family="paragraph" style:parent-style-name="uml_label">
      <style:text-properties fo:font-weight="bold" style:font-weight-asian="bold" style:font-weight-complex="bold" fo:color="#000000" fo:hyphenate="false"/>
    </style:style>
    <style:style style:name="uml_inheritance" style:display-name="uml_inheritance" style:family="paragraph" style:parent-style-name="standard_arrow">
      <style:text-properties fo:hyphenate="false"/>
    </style:style>
    <style:style style:name="uml_inheritance_cover" style:display-name="uml_inheritance_cover" style:family="paragraph" style:parent-style-name="standard_arrow">
      <style:text-properties fo:hyphenate="false"/>
    </style:style>
    <style:style style:name="uml_bidirectional_dependency" style:display-name="uml_bidirectional_dependency" style:family="paragraph" style:parent-style-name="uml_directed_dependency">
      <style:text-properties fo:hyphenate="false"/>
    </style:style>
    <style:style style:name="uml_bidirectional_role" style:display-name="uml_bidirectional_role" style:family="paragraph" style:parent-style-name="uml_role">
      <style:text-properties fo:hyphenate="false"/>
    </style:style>
    <style:style style:name="uml_role" style:display-name="uml_role" style:family="paragraph" style:parent-style-name="uml_association">
      <style:text-properties fo:hyphenate="false"/>
    </style:style>
    <style:style style:name="uml_abstract_class_name" style:display-name="uml_abstract_class_name" style:family="paragraph" style:parent-style-name="uml_class_name">
      <style:text-properties fo:font-style="italic" style:font-style-asian="italic" style:font-style-complex="italic" fo:hyphenate="false"/>
    </style:style>
    <style:style style:name="uml_abstract_method" style:display-name="uml_abstract_method" style:family="paragraph" style:parent-style-name="uml_member">
      <style:text-properties fo:font-style="italic" style:font-style-asian="italic" style:font-style-complex="italic" fo:hyphenate="false"/>
    </style:style>
    <style:style style:name="uml_comment_dependency" style:display-name="uml_comment_dependency" style:family="paragraph" style:parent-style-name="uml_dependency">
      <style:text-properties fo:hyphenate="false"/>
    </style:style>
    <style:style style:name="summary_text" style:display-name="summary_text" style:family="paragraph" style:parent-style-name="standard">
      <style:paragraph-properties fo:line-height="200%"/>
      <style:text-properties style:font-name="Tahoma, Lucidasans, 'Lucida San" style:font-name-asian="Tahoma, Lucidasans, 'Lucida San" style:font-name-complex="Tahoma, Lucidasans, 'Lucida San" fo:color="#FFFFCC" style:letter-kerning="false" fo:font-size="24pt" style:font-size-asian="24pt" style:font-size-complex="24pt" fo:hyphenate="false"/>
    </style:style>
    <style:style style:name="title_subject" style:display-name="title_subject" style:family="paragraph" style:parent-style-name="standard" style:next-style-name="title_author">
      <style:paragraph-properties fo:text-align="center"/>
      <style:text-properties fo:font-weight="bold" style:font-weight-asian="bold" fo:font-style="italic" style:font-style-asian="italic" fo:font-size="18pt" style:font-size-asian="18pt" fo:hyphenate="false"/>
    </style:style>
    <style:style style:name="table_heading" style:display-name="table_heading" style:family="paragraph" style:parent-style-name="standard" style:next-style-name="table_text">
      <style:paragraph-properties fo:background-color="#FFFFCC"/>
      <style:text-properties fo:font-weight="bold" style:font-weight-asian="bold" fo:font-size="8pt" style:font-size-asian="8pt" fo:hyphenate="false"/>
    </style:style>
    <style:style style:name="table_text" style:display-name="table_text" style:family="paragraph" style:parent-style-name="standard">
      <style:paragraph-properties fo:text-align="justify"/>
      <style:text-properties fo:font-size="8pt" style:font-size-asian="8pt" fo:hyphenate="false"/>
    </style:style>
    <style:style style:name="standard_figure" style:display-name="standard_figure" style:family="paragraph" style:parent-style-name="standard">
      <style:text-properties fo:font-style="italic" style:font-style-asian="italic" fo:hyphenate="false"/>
    </style:style>
    <style:style style:name="Objectwitharrow" style:display-name="Object with arrow" style:family="paragraph" style:parent-style-name="Standard0">
      <style:text-properties fo:hyphenate="false"/>
    </style:style>
    <style:style style:name="Objectwithshadow" style:display-name="Object with shadow" style:family="paragraph" style:parent-style-name="Standard0">
      <style:text-properties fo:hyphenate="false"/>
    </style:style>
    <style:style style:name="Objectwithoutfill" style:display-name="Object without fill" style:family="paragraph" style:parent-style-name="Standard0">
      <style:text-properties fo:hyphenate="false"/>
    </style:style>
    <style:style style:name="Textbodyjustified" style:display-name="Text body justified" style:family="paragraph" style:parent-style-name="Standard0">
      <style:text-properties fo:hyphenate="false"/>
    </style:style>
    <style:style style:name="Title1" style:display-name="Title1" style:family="paragraph" style:parent-style-name="Standard0">
      <style:paragraph-properties fo:text-align="center"/>
      <style:text-properties fo:hyphenate="false"/>
    </style:style>
    <style:style style:name="Title2" style:display-name="Title2" style:family="paragraph" style:parent-style-name="Standard0">
      <style:paragraph-properties fo:text-align="center" fo:margin-top="0.0395in" fo:margin-bottom="0.0395in" fo:margin-right="0.0784in"/>
      <style:text-properties fo:hyphenate="false"/>
    </style:style>
    <style:style style:name="Heading1" style:display-name="Heading1" style:family="paragraph" style:parent-style-name="Standard0">
      <style:paragraph-properties fo:margin-top="0.1652in" fo:margin-bottom="0.0826in"/>
      <style:text-properties fo:hyphenate="false"/>
    </style:style>
    <style:style style:name="Heading2" style:display-name="Heading2" style:family="paragraph" style:parent-style-name="Standard0">
      <style:paragraph-properties fo:margin-top="0.1652in" fo:margin-bottom="0.0826in"/>
      <style:text-properties fo:hyphenate="false"/>
    </style:style>
    <style:style style:name="DimensionLine" style:display-name="Dimension Line" style:family="paragraph" style:parent-style-name="Standard0">
      <style:text-properties fo:hyphenate="false"/>
    </style:style>
    <style:style style:name="StandardLTGliederung1" style:display-name="Standard~LT~Gliederung 1" style:family="paragraph">
      <style:paragraph-properties style:text-autospace="none" fo:margin-bottom="0.1965in" fo:margin-left="0.4722in" fo:text-indent="-0.3541in">
        <style:tab-stops/>
      </style:paragraph-properties>
      <style:text-properties style:font-name="DejaVu Sans" style:font-name-asian="DejaVu Sans" style:font-name-complex="DejaVu Sans" fo:font-size="32pt" style:font-size-asian="32pt" style:font-size-complex="32pt" fo:hyphenate="false"/>
    </style:style>
    <style:style style:name="StandardLTGliederung2" style:display-name="Standard~LT~Gliederung 2" style:family="paragraph" style:parent-style-name="StandardLTGliederung1">
      <style:paragraph-properties fo:margin-bottom="0.1576in" fo:margin-left="0.9451in" fo:text-indent="-0.3152in">
        <style:tab-stops/>
      </style:paragraph-properties>
      <style:text-properties fo:font-size="28pt" style:font-size-asian="28pt" style:font-size-complex="28pt" fo:hyphenate="false"/>
    </style:style>
    <style:style style:name="StandardLTGliederung3" style:display-name="Standard~LT~Gliederung 3" style:family="paragraph" style:parent-style-name="StandardLTGliederung2">
      <style:paragraph-properties fo:margin-bottom="0.118in" fo:margin-left="1.4173in" fo:text-indent="-0.2361in">
        <style:tab-stops/>
      </style:paragraph-properties>
      <style:text-properties fo:font-size="24pt" style:font-size-asian="24pt" style:font-size-complex="24pt" fo:hyphenate="false"/>
    </style:style>
    <style:style style:name="StandardLTGliederung4" style:display-name="Standard~LT~Gliederung 4" style:family="paragraph" style:parent-style-name="StandardLTGliederung3">
      <style:paragraph-properties fo:margin-bottom="0.0784in" fo:margin-left="1.8895in">
        <style:tab-stops/>
      </style:paragraph-properties>
      <style:text-properties fo:font-size="20pt" style:font-size-asian="20pt" style:font-size-complex="20pt" fo:hyphenate="false"/>
    </style:style>
    <style:style style:name="StandardLTGliederung5" style:display-name="Standard~LT~Gliederung 5" style:family="paragraph" style:parent-style-name="StandardLTGliederung4">
      <style:paragraph-properties fo:margin-bottom="0.0395in" fo:margin-left="2.3625in">
        <style:tab-stops/>
      </style:paragraph-properties>
      <style:text-properties fo:hyphenate="false"/>
    </style:style>
    <style:style style:name="StandardLTGliederung6" style:display-name="Standard~LT~Gliederung 6" style:family="paragraph" style:parent-style-name="StandardLTGliederung5">
      <style:paragraph-properties fo:margin-left="2.8347in">
        <style:tab-stops/>
      </style:paragraph-properties>
      <style:text-properties fo:hyphenate="false"/>
    </style:style>
    <style:style style:name="StandardLTGliederung7" style:display-name="Standard~LT~Gliederung 7" style:family="paragraph" style:parent-style-name="StandardLTGliederung6">
      <style:paragraph-properties fo:margin-left="3.3069in">
        <style:tab-stops/>
      </style:paragraph-properties>
      <style:text-properties fo:hyphenate="false"/>
    </style:style>
    <style:style style:name="StandardLTGliederung8" style:display-name="Standard~LT~Gliederung 8" style:family="paragraph" style:parent-style-name="StandardLTGliederung7">
      <style:paragraph-properties fo:margin-left="3.7798in">
        <style:tab-stops/>
      </style:paragraph-properties>
      <style:text-properties fo:hyphenate="false"/>
    </style:style>
    <style:style style:name="StandardLTGliederung9" style:display-name="Standard~LT~Gliederung 9" style:family="paragraph" style:parent-style-name="StandardLTGliederung8">
      <style:paragraph-properties fo:margin-left="4.252in">
        <style:tab-stops/>
      </style:paragraph-properties>
      <style:text-properties fo:hyphenate="false"/>
    </style:style>
    <style:style style:name="StandardLTTitel" style:display-name="Standard~LT~Titel" style:family="paragraph">
      <style:paragraph-properties style:text-autospace="none" fo:text-align="center"/>
      <style:text-properties style:font-name="DejaVu Sans" style:font-name-asian="DejaVu Sans" style:font-name-complex="DejaVu Sans" fo:font-size="44pt" style:font-size-asian="44pt" style:font-size-complex="44pt" fo:hyphenate="false"/>
    </style:style>
    <style:style style:name="StandardLTUntertitel" style:display-name="Standard~LT~Untertitel" style:family="paragraph">
      <style:paragraph-properties style:text-autospace="none" fo:text-align="center" fo:text-indent="-0.2361in"/>
      <style:text-properties style:font-name="DejaVu Sans" style:font-name-asian="DejaVu Sans" style:font-name-complex="DejaVu Sans" fo:font-size="32pt" style:font-size-asian="32pt" style:font-size-complex="32pt" fo:hyphenate="false"/>
    </style:style>
    <style:style style:name="StandardLTNotizen" style:display-name="Standard~LT~Notizen" style:family="paragraph">
      <style:paragraph-properties style:text-autospace="none" fo:margin-left="0.2361in" fo:text-indent="-0.2361in">
        <style:tab-stops/>
      </style:paragraph-properties>
      <style:text-properties style:font-name="DejaVu Sans" style:font-name-asian="DejaVu Sans" style:font-name-complex="DejaVu Sans" fo:font-size="20pt" style:font-size-asian="20pt" style:font-size-complex="20pt" fo:hyphenate="false"/>
    </style:style>
    <style:style style:name="StandardLTHintergrundobjekte" style:display-name="Standard~LT~Hintergrundobjekte" style:family="paragraph">
      <style:paragraph-properties style:text-autospace="none"/>
      <style:text-properties fo:hyphenate="false"/>
    </style:style>
    <style:style style:name="StandardLTHintergrund" style:display-name="Standard~LT~Hintergrund" style:family="paragraph">
      <style:paragraph-properties style:text-autospace="none"/>
      <style:text-properties fo:hyphenate="false"/>
    </style:style>
    <style:style style:name="WW-Title" style:display-name="WW-Title" style:family="paragraph">
      <style:paragraph-properties style:text-autospace="none" fo:text-align="center"/>
      <style:text-properties style:font-name="DejaVu Sans" style:font-name-asian="DejaVu Sans" style:font-name-complex="DejaVu Sans" fo:font-size="44pt" style:font-size-asian="44pt" style:font-size-complex="44pt" fo:hyphenate="false"/>
    </style:style>
    <style:style style:name="Backgroundobjects" style:display-name="Background objects" style:family="paragraph">
      <style:paragraph-properties style:text-autospace="none"/>
      <style:text-properties fo:hyphenate="false"/>
    </style:style>
    <style:style style:name="Background" style:display-name="Background" style:family="paragraph">
      <style:paragraph-properties style:text-autospace="none"/>
      <style:text-properties fo:hyphenate="false"/>
    </style:style>
    <style:style style:name="Notes" style:display-name="Notes" style:family="paragraph">
      <style:paragraph-properties style:text-autospace="none" fo:margin-left="0.2361in" fo:text-indent="-0.2361in">
        <style:tab-stops/>
      </style:paragraph-properties>
      <style:text-properties style:font-name="DejaVu Sans" style:font-name-asian="DejaVu Sans" style:font-name-complex="DejaVu Sans" fo:font-size="20pt" style:font-size-asian="20pt" style:font-size-complex="20pt" fo:hyphenate="false"/>
    </style:style>
    <style:style style:name="Outline1" style:display-name="Outline 1" style:family="paragraph">
      <style:paragraph-properties style:text-autospace="none" fo:margin-bottom="0.1965in" fo:margin-left="0.4722in" fo:text-indent="-0.3541in">
        <style:tab-stops/>
      </style:paragraph-properties>
      <style:text-properties style:font-name="DejaVu Sans" style:font-name-asian="DejaVu Sans" style:font-name-complex="DejaVu Sans" fo:font-size="32pt" style:font-size-asian="32pt" style:font-size-complex="32pt" fo:hyphenate="false"/>
    </style:style>
    <style:style style:name="Outline2" style:display-name="Outline 2" style:family="paragraph" style:parent-style-name="Outline1">
      <style:paragraph-properties fo:margin-bottom="0.1576in" fo:margin-left="0.9451in" fo:text-indent="-0.3152in">
        <style:tab-stops/>
      </style:paragraph-properties>
      <style:text-properties fo:font-size="28pt" style:font-size-asian="28pt" style:font-size-complex="28pt" fo:hyphenate="false"/>
    </style:style>
    <style:style style:name="Outline3" style:display-name="Outline 3" style:family="paragraph" style:parent-style-name="Outline2">
      <style:paragraph-properties fo:margin-bottom="0.118in" fo:margin-left="1.4173in" fo:text-indent="-0.2361in">
        <style:tab-stops/>
      </style:paragraph-properties>
      <style:text-properties fo:font-size="24pt" style:font-size-asian="24pt" style:font-size-complex="24pt" fo:hyphenate="false"/>
    </style:style>
    <style:style style:name="Outline4" style:display-name="Outline 4" style:family="paragraph" style:parent-style-name="Outline3">
      <style:paragraph-properties fo:margin-bottom="0.0784in" fo:margin-left="1.8895in">
        <style:tab-stops/>
      </style:paragraph-properties>
      <style:text-properties fo:font-size="20pt" style:font-size-asian="20pt" style:font-size-complex="20pt" fo:hyphenate="false"/>
    </style:style>
    <style:style style:name="Outline5" style:display-name="Outline 5" style:family="paragraph" style:parent-style-name="Outline4">
      <style:paragraph-properties fo:margin-bottom="0.0395in" fo:margin-left="2.3625in">
        <style:tab-stops/>
      </style:paragraph-properties>
      <style:text-properties fo:hyphenate="false"/>
    </style:style>
    <style:style style:name="Outline6" style:display-name="Outline 6" style:family="paragraph" style:parent-style-name="Outline5">
      <style:paragraph-properties fo:margin-left="2.8347in">
        <style:tab-stops/>
      </style:paragraph-properties>
      <style:text-properties fo:hyphenate="false"/>
    </style:style>
    <style:style style:name="Outline7" style:display-name="Outline 7" style:family="paragraph" style:parent-style-name="Outline6">
      <style:paragraph-properties fo:margin-left="3.3069in">
        <style:tab-stops/>
      </style:paragraph-properties>
      <style:text-properties fo:hyphenate="false"/>
    </style:style>
    <style:style style:name="Outline8" style:display-name="Outline 8" style:family="paragraph" style:parent-style-name="Outline7">
      <style:paragraph-properties fo:margin-left="3.7798in">
        <style:tab-stops/>
      </style:paragraph-properties>
      <style:text-properties fo:hyphenate="false"/>
    </style:style>
    <style:style style:name="Outline9" style:display-name="Outline 9" style:family="paragraph" style:parent-style-name="Outline8">
      <style:paragraph-properties fo:margin-left="4.252in">
        <style:tab-stops/>
      </style:paragraph-properties>
      <style:text-properties fo:hyphenate="false"/>
    </style:style>
    <style:style style:name="slide_number_background" style:display-name="slide_number_background" style:family="paragraph" style:parent-style-name="standard">
      <style:paragraph-properties fo:text-align="center"/>
      <style:text-properties style:font-name-asian="DejaVu Sans" style:font-name-complex="DejaVu Sans" fo:hyphenate="false"/>
    </style:style>
    <style:style style:name="slide_number" style:display-name="slide_number" style:family="paragraph" style:parent-style-name="standard">
      <style:paragraph-properties fo:text-align="center"/>
      <style:text-properties style:font-name-asian="DejaVu Sans" style:font-name-complex="DejaVu Sans" fo:font-size="24pt" style:font-size-asian="24pt" style:font-size-complex="24pt" fo:hyphenate="false"/>
    </style:style>
    <style:style style:name="author" style:display-name="author" style:family="paragraph" style:parent-style-name="standard">
      <style:paragraph-properties fo:text-align="center"/>
      <style:text-properties fo:hyphenate="false"/>
    </style:style>
    <style:style style:name="slide_footer" style:display-name="slide_footer" style:family="paragraph" style:parent-style-name="standard">
      <style:text-properties fo:font-size="8pt" style:font-size-asian="8pt" style:font-size-complex="8pt" fo:hyphenate="false"/>
    </style:style>
    <style:style style:name="organisation" style:display-name="organisation" style:family="paragraph" style:parent-style-name="standard">
      <style:text-properties fo:font-size="24pt" style:font-size-asian="24pt" style:font-size-complex="24pt" fo:hyphenate="false"/>
    </style:style>
    <style:style style:name="heading0" style:display-name="heading" style:family="paragraph" style:parent-style-name="standard">
      <style:text-properties fo:color="#0000FF" fo:font-size="28pt" style:font-size-asian="28pt" style:font-size-complex="28pt" fo:hyphenate="false"/>
    </style:style>
    <style:style style:name="Kopfzeile" style:display-name="Kopfzeile" style:family="paragraph" style:parent-style-name="Standard0">
      <style:paragraph-properties text:number-lines="false">
        <style:tab-stops>
          <style:tab-stop style:type="center" style:position="3.1493in"/>
          <style:tab-stop style:type="right" style:position="6.2993in"/>
        </style:tab-stops>
      </style:paragraph-properties>
      <style:text-properties fo:hyphenate="false"/>
    </style:style>
    <style:style style:name="slide_footer_separator" style:display-name="slide_footer_separator" style:family="paragraph" style:parent-style-name="standard">
      <style:paragraph-properties fo:text-align="center"/>
      <style:text-properties fo:hyphenate="false"/>
    </style:style>
    <style:style style:name="source_code" style:display-name="source_code" style:family="paragraph" style:parent-style-name="standard">
      <style:text-properties style:font-name="DejaVu Sans Mono" style:font-name-asian="DejaVu Sans Mono" style:font-name-complex="DejaVu Sans Mono" fo:font-size="14pt" style:font-size-asian="14pt" style:font-size-complex="14pt" fo:hyphenate="false"/>
    </style:style>
    <style:style style:name="text" style:display-name="text" style:family="paragraph" style:parent-style-name="standard">
      <style:paragraph-properties fo:text-align="justify" fo:margin-bottom="0.118in" fo:line-height="150%"/>
      <style:text-properties fo:hyphenate="false"/>
    </style:style>
    <style:style style:name="schedule_bracket" style:display-name="schedule_bracket" style:family="paragraph" style:parent-style-name="standard_highlighted">
      <style:text-properties fo:font-size="96pt" style:font-size-asian="96pt" style:font-size-complex="96pt" fo:hyphenate="false"/>
    </style:style>
    <style:style style:name="literature_list" style:display-name="literature_list" style:family="paragraph" style:parent-style-name="slide_number">
      <style:paragraph-properties fo:text-align="start" style:line-height-at-least="0.1388in" fo:margin-left="0.3937in" fo:text-indent="-0.3937in">
        <style:tab-stops/>
      </style:paragraph-properties>
      <style:text-properties style:letter-kerning="false" fo:hyphenate="false"/>
    </style:style>
    <style:style style:name="examination" style:display-name="examination" style:family="paragraph" style:parent-style-name="standard">
      <style:paragraph-properties fo:text-align="center"/>
      <style:text-properties fo:font-weight="bold" style:font-weight-asian="bold" style:font-weight-complex="bold" fo:color="#FF3333" fo:font-size="96pt" style:font-size-asian="96pt" style:font-size-complex="96pt" fo:hyphenate="false"/>
    </style:style>
    <style:style style:name="abbreviations" style:display-name="abbreviations" style:family="paragraph" style:parent-style-name="standard">
      <style:text-properties fo:font-size="24pt" style:font-size-asian="24pt" style:font-size-complex="24pt" fo:hyphenate="false"/>
    </style:style>
    <style:style style:name="falsifying_array_name" style:display-name="falsifying_array_name" style:family="paragraph">
      <style:paragraph-properties style:text-autospace="none" fo:margin-left="0.4722in" fo:text-indent="-0.2361in">
        <style:tab-stops/>
      </style:paragraph-properties>
      <style:text-properties style:font-name="Helvetica" style:font-name-asian="Helvetica" style:font-name-complex="Helvetica" fo:color="#0000FF" fo:font-size="28pt" style:font-size-asian="28pt" style:font-size-complex="28pt" fo:hyphenate="false"/>
    </style:style>
    <style:style style:name="falsifying_array" style:display-name="falsifying_array" style:family="paragraph">
      <style:paragraph-properties style:text-autospace="none"/>
      <style:text-properties style:font-name="Helvetica" style:font-name-asian="Helvetica" style:font-name-complex="Helvetica" fo:color="#0000FF" fo:font-size="28pt" style:font-size-asian="28pt" style:font-size-complex="28pt" fo:hyphenate="false"/>
    </style:style>
    <style:style style:name="falsifying_arrow" style:display-name="falsifying_arrow" style:family="paragraph">
      <style:paragraph-properties style:text-autospace="none"/>
      <style:text-properties fo:hyphenate="false"/>
    </style:style>
    <style:style style:name="class_name" style:display-name="class_name" style:family="paragraph" style:parent-style-name="standard_label">
      <style:text-properties fo:font-weight="bold" style:font-weight-asian="bold" style:font-weight-complex="bold" fo:hyphenate="false"/>
    </style:style>
    <style:style style:name="class_member" style:display-name="class_member" style:family="paragraph" style:parent-style-name="standard_label">
      <style:paragraph-properties fo:text-align="start"/>
      <style:text-properties fo:font-size="24pt" style:font-size-asian="24pt" style:font-size-complex="24pt" fo:hyphenate="false"/>
    </style:style>
    <style:style style:name="falsifying_array_element" style:display-name="falsifying_array_element" style:family="paragraph" style:parent-style-name="falsifying_array_name">
      <style:text-properties fo:color="#000000" fo:font-size="24pt" style:font-size-asian="24pt" style:font-size-complex="24pt" fo:hyphenate="false"/>
    </style:style>
    <style:style style:name="falsifying_highlight_box" style:display-name="falsifying_highlight_box" style:family="paragraph" style:parent-style-name="standard_box">
      <style:text-properties fo:hyphenate="false"/>
    </style:style>
    <style:style style:name="falsifying_cover_box" style:display-name="falsifying_cover_box" style:family="paragraph" style:parent-style-name="standard_box">
      <style:text-properties fo:hyphenate="false"/>
    </style:style>
    <style:style style:name="art_concept" style:display-name="art_concept" style:family="paragraph">
      <style:paragraph-properties style:text-autospace="none" fo:text-align="center"/>
      <style:text-properties style:font-name="Helvetica" style:font-name-asian="Helvetica" style:font-name-complex="Helvetica" fo:color="#000000" fo:font-size="28pt" style:font-size-asian="28pt" style:font-size-complex="28pt" fo:hyphenate="false"/>
    </style:style>
    <style:style style:name="art_name" style:display-name="art_name" style:family="paragraph">
      <style:paragraph-properties style:text-autospace="none" fo:text-align="center"/>
      <style:text-properties style:font-name="Helvetica" style:font-name-asian="Helvetica" style:font-name-complex="Helvetica" fo:color="#000000" fo:font-size="28pt" style:font-size-asian="28pt" style:font-size-complex="28pt" fo:hyphenate="false"/>
    </style:style>
    <style:style style:name="art_arrow" style:display-name="art_arrow" style:family="paragraph" style:parent-style-name="art_line">
      <style:text-properties fo:hyphenate="false"/>
    </style:style>
    <style:style style:name="art_line" style:display-name="art_line" style:family="paragraph" style:parent-style-name="standard_line">
      <style:text-properties fo:hyphenate="false"/>
    </style:style>
    <style:style style:name="art_label" style:display-name="art_label" style:family="paragraph" style:parent-style-name="standard_label">
      <style:text-properties fo:hyphenate="false"/>
    </style:style>
    <style:style style:name="standard_frame" style:display-name="standard_frame" style:family="paragraph">
      <style:paragraph-properties style:text-autospace="none" fo:text-align="center"/>
      <style:text-properties style:font-name="Helvetica" style:font-name-asian="Helvetica" style:font-name-complex="Helvetica" fo:color="#000000" fo:font-size="24pt" style:font-size-asian="24pt" style:font-size-complex="24pt" fo:hyphenate="false"/>
    </style:style>
    <style:style style:name="rim_entity" style:display-name="rim_entity" style:family="paragraph" style:parent-style-name="rim_legend_item">
      <style:text-properties fo:hyphenate="false"/>
    </style:style>
    <style:style style:name="rim_legend_item" style:display-name="rim_legend_item" style:family="paragraph" style:parent-style-name="standard_box">
      <style:text-properties fo:hyphenate="false"/>
    </style:style>
    <style:style style:name="rim_role" style:display-name="rim_role" style:family="paragraph" style:parent-style-name="rim_legend_item">
      <style:text-properties fo:hyphenate="false"/>
    </style:style>
    <style:style style:name="rim_role_role" style:display-name="rim_role_role" style:family="paragraph" style:parent-style-name="rim_legend_item">
      <style:text-properties fo:hyphenate="false"/>
    </style:style>
    <style:style style:name="rim_finance" style:display-name="rim_finance" style:family="paragraph" style:parent-style-name="rim_legend_item">
      <style:text-properties fo:hyphenate="false"/>
    </style:style>
    <style:style style:name="rim_service" style:display-name="rim_service" style:family="paragraph" style:parent-style-name="rim_legend_item">
      <style:text-properties fo:hyphenate="false"/>
    </style:style>
    <style:style style:name="rim_message" style:display-name="rim_message" style:family="paragraph" style:parent-style-name="rim_legend_item">
      <style:text-properties fo:hyphenate="false"/>
    </style:style>
    <style:style style:name="rim_scheduling" style:display-name="rim_scheduling" style:family="paragraph" style:parent-style-name="rim_legend_item">
      <style:text-properties fo:hyphenate="false"/>
    </style:style>
    <style:style style:name="rim_heading" style:display-name="rim_heading" style:family="paragraph" style:parent-style-name="heading_1" style:default-outline-level="1">
      <style:text-properties fo:font-weight="normal" style:font-weight-asian="normal" fo:font-size="14pt" style:font-size-asian="14pt" style:font-size-complex="14pt" fo:hyphenate="false"/>
    </style:style>
    <style:style style:name="rim_focus" style:display-name="rim_focus" style:family="paragraph" style:parent-style-name="standard_highlighted">
      <style:text-properties fo:font-weight="normal" style:font-weight-asian="normal" style:font-weight-complex="normal" fo:hyphenate="false"/>
    </style:style>
    <style:style style:name="standard_source_code" style:display-name="standard_source_code" style:family="paragraph" style:parent-style-name="standard">
      <style:paragraph-properties fo:margin-left="0.3937in" fo:text-indent="-0.3937in">
        <style:tab-stops/>
      </style:paragraph-properties>
      <style:text-properties style:font-name="DejaVu Sans Mono" style:font-name-asian="DejaVu Sans Mono" style:font-name-complex="DejaVu Sans Mono" fo:font-size="14pt" style:font-size-asian="14pt" style:font-size-complex="14pt" fo:hyphenate="false"/>
    </style:style>
    <style:style style:name="person_class" style:display-name="person_class" style:family="paragraph" style:parent-style-name="standard_box">
      <style:text-properties fo:hyphenate="false"/>
    </style:style>
    <style:style style:name="person_method" style:display-name="person_method" style:family="paragraph" style:parent-style-name="person_class">
      <style:paragraph-properties fo:text-align="start"/>
      <style:text-properties fo:font-size="18pt" style:font-size-asian="18pt" style:font-size-complex="18pt" fo:hyphenate="false"/>
    </style:style>
    <style:style style:name="contents_text" style:display-name="contents_text" style:family="paragraph" style:parent-style-name="standard">
      <style:paragraph-properties style:line-height-at-least="0.1388in"/>
      <style:text-properties fo:font-size="20pt" style:font-size-asian="20pt" style:font-size-complex="20pt" fo:hyphenate="false"/>
    </style:style>
    <style:style style:name="presentation_list" style:display-name="presentation_list" style:family="paragraph" style:parent-style-name="standard">
      <style:paragraph-properties fo:margin-left="0.1965in" fo:text-indent="-0.1965in">
        <style:tab-stops/>
      </style:paragraph-properties>
      <style:text-properties fo:font-size="14pt" style:font-size-asian="14pt" style:font-size-complex="14pt" fo:hyphenate="false"/>
    </style:style>
    <style:style style:name="presentation_heading" style:display-name="presentation_heading" style:family="paragraph" style:parent-style-name="standard">
      <style:text-properties fo:color="#0000FF" fo:font-size="18pt" style:font-size-asian="18pt" style:font-size-complex="18pt" fo:hyphenate="false"/>
    </style:style>
    <style:style style:name="thankyou" style:display-name="thankyou" style:family="paragraph" style:parent-style-name="standard">
      <style:text-properties fo:font-weight="bold" style:font-weight-asian="bold" style:font-weight-complex="bold" fo:font-style="italic" style:font-style-asian="italic" style:font-style-complex="italic" fo:color="#0000FF" fo:font-size="60pt" style:font-size-asian="60pt" style:font-size-complex="60pt" fo:hyphenate="false"/>
    </style:style>
    <style:style style:name="_view_box" style:display-name="4_view_box" style:family="paragraph" style:parent-style-name="standard_box">
      <style:text-properties fo:hyphenate="false"/>
    </style:style>
    <style:style style:name="_view_arrow" style:display-name="4_view_arrow" style:family="paragraph" style:parent-style-name="standard_arrow">
      <style:text-properties fo:hyphenate="false"/>
    </style:style>
    <style:style style:name="_view_box0" style:display-name="4+1_view_box" style:family="paragraph" style:parent-style-name="standard_box">
      <style:text-properties fo:hyphenate="false"/>
    </style:style>
    <style:style style:name="physical_label" style:display-name="physical_label" style:family="paragraph">
      <style:paragraph-properties style:text-autospace="none" fo:text-align="center"/>
      <style:text-properties style:font-name="DejaVu Sans" style:font-name-asian="DejaVu Sans" style:font-name-complex="DejaVu Sans" fo:color="#000000" fo:font-size="20pt" style:font-size-asian="20pt" style:font-size-complex="20pt" fo:hyphenate="false"/>
    </style:style>
    <style:style style:name="physical_system" style:display-name="physical_system" style:family="paragraph" style:parent-style-name="standard_box">
      <style:text-properties fo:hyphenate="false"/>
    </style:style>
    <style:style style:name="physical_arrow" style:display-name="physical_arrow" style:family="paragraph" style:parent-style-name="standard_arrow">
      <style:text-properties fo:hyphenate="false"/>
    </style:style>
    <style:style style:name="logical_system" style:display-name="logical_system" style:family="paragraph" style:parent-style-name="standard_box">
      <style:text-properties fo:hyphenate="false"/>
    </style:style>
    <style:style style:name="logical_domain" style:display-name="logical_domain" style:family="paragraph" style:parent-style-name="logical_horizontal">
      <style:text-properties fo:hyphenate="false"/>
    </style:style>
    <style:style style:name="logical_horizontal" style:display-name="logical_horizontal" style:family="paragraph" style:parent-style-name="standard_box">
      <style:text-properties fo:hyphenate="false"/>
    </style:style>
    <style:style style:name="logical_line" style:display-name="logical_line" style:family="paragraph">
      <style:paragraph-properties style:text-autospace="none" fo:text-align="center"/>
      <style:text-properties style:font-name="DejaVu Sans" style:font-name-asian="DejaVu Sans" style:font-name-complex="DejaVu Sans" fo:font-size="24pt" style:font-size-asian="24pt" style:font-size-complex="24pt" fo:hyphenate="false"/>
    </style:style>
    <style:style style:name="logical_vertical" style:display-name="logical_vertical" style:family="paragraph" style:parent-style-name="standard_box">
      <style:text-properties fo:hyphenate="false"/>
    </style:style>
    <style:style style:name="modelcode_code" style:display-name="modelcode_code" style:family="paragraph" style:parent-style-name="standard">
      <style:paragraph-properties fo:text-align="center"/>
      <style:text-properties fo:hyphenate="false"/>
    </style:style>
    <style:style style:name="modelcode_model" style:display-name="modelcode_model" style:family="paragraph" style:parent-style-name="standard">
      <style:paragraph-properties fo:text-align="center"/>
      <style:text-properties fo:hyphenate="false"/>
    </style:style>
    <style:style style:name="modelcode_arrow" style:display-name="modelcode_arrow" style:family="paragraph" style:parent-style-name="standard_arrow">
      <style:text-properties fo:hyphenate="false"/>
    </style:style>
    <style:style style:name="modelcode_label" style:display-name="modelcode_label" style:family="paragraph" style:parent-style-name="standard">
      <style:text-properties fo:font-size="16pt" style:font-size-asian="16pt" style:font-size-complex="16pt" fo:hyphenate="false"/>
    </style:style>
    <style:style style:name="standard_arrow_highlighted" style:display-name="standard_arrow_highlighted" style:family="paragraph" style:parent-style-name="standard_arrow">
      <style:text-properties fo:color="#FF3333" fo:hyphenate="false"/>
    </style:style>
    <style:style style:name="standard_line_highlighted" style:display-name="standard_line_highlighted" style:family="paragraph" style:parent-style-name="standard_line">
      <style:text-properties fo:hyphenate="false"/>
    </style:style>
    <style:style style:name="WW-Title1" style:display-name="WW-Title1" style:family="paragraph">
      <style:paragraph-properties style:text-autospace="none" fo:text-align="center"/>
      <style:text-properties style:font-name="DejaVu Sans" style:font-name-asian="DejaVu Sans" style:font-name-complex="DejaVu Sans" fo:font-size="44pt" style:font-size-asian="44pt" style:font-size-complex="44pt" fo:hyphenate="false"/>
    </style:style>
    <style:style style:name="Unterschrift" style:display-name="Unterschrift" style:family="paragraph" style:parent-style-name="standard">
      <style:paragraph-properties fo:margin-top="0.7875in"/>
      <style:text-properties fo:hyphenate="false"/>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nenumbering" style:display-name="Line numbering" style:family="text"/>
    <text:list-style style:name="WW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8Num1" style:display-name="WW8Num1">
      <text:list-level-style-number text:level="1" style:num-suffix=".)" style:num-format="1">
        <style:list-level-properties text:space-before="0in" text:min-label-width="0.1965in"/>
      </text:list-level-style-number>
      <text:list-level-style-number text:level="2" style:num-format="1">
        <style:list-level-properties/>
      </text:list-level-style-number>
      <text:list-level-style-number text:level="3" style:num-format="1">
        <style:list-level-properties/>
      </text:list-level-style-number>
      <text:list-level-style-number text:level="4" style:num-format="1">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1">
        <style:list-level-properties/>
      </text:list-level-style-number>
      <text:list-level-style-number text:level="8" style:num-format="1">
        <style:list-level-properties/>
      </text:list-level-style-number>
      <text:list-level-style-number text:level="9" style:num-format="1">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1">
        <style:list-level-properties/>
      </text:outline-level-style>
      <text:outline-level-style text:level="2" style:num-format="1" text:display-levels="2">
        <style:list-level-properties/>
      </text:outline-level-style>
    </text:outline-style>
    <style:style style:name="WW_CharLFO4LVL1" style:family="text">
      <style:text-properties style:font-name="StarSymbol" style:font-name-asian="StarSymbol" style:font-name-complex="StarSymbol" fo:font-size="9pt" style:font-size-asian="9pt" style:font-size-complex="9pt"/>
    </style:style>
    <style:style style:name="WW_CharLFO4LVL2" style:family="text">
      <style:text-properties style:font-name="StarSymbol" style:font-name-asian="StarSymbol" style:font-name-complex="StarSymbol" fo:font-size="9pt" style:font-size-asian="9pt" style:font-size-complex="9pt"/>
    </style:style>
    <style:style style:name="WW_CharLFO4LVL3" style:family="text">
      <style:text-properties style:font-name="StarSymbol" style:font-name-asian="StarSymbol" style:font-name-complex="StarSymbol" fo:font-size="9pt" style:font-size-asian="9pt" style:font-size-complex="9pt"/>
    </style:style>
    <style:style style:name="WW_CharLFO4LVL4" style:family="text">
      <style:text-properties style:font-name="StarSymbol" style:font-name-asian="StarSymbol" style:font-name-complex="StarSymbol" fo:font-size="9pt" style:font-size-asian="9pt" style:font-size-complex="9pt"/>
    </style:style>
    <style:style style:name="WW_CharLFO4LVL5" style:family="text">
      <style:text-properties style:font-name="StarSymbol" style:font-name-asian="StarSymbol" style:font-name-complex="StarSymbol" fo:font-size="9pt" style:font-size-asian="9pt" style:font-size-complex="9pt"/>
    </style:style>
    <style:style style:name="WW_CharLFO4LVL6" style:family="text">
      <style:text-properties style:font-name="StarSymbol" style:font-name-asian="StarSymbol" style:font-name-complex="StarSymbol" fo:font-size="9pt" style:font-size-asian="9pt" style:font-size-complex="9pt"/>
    </style:style>
    <style:style style:name="WW_CharLFO4LVL7" style:family="text">
      <style:text-properties style:font-name="StarSymbol" style:font-name-asian="StarSymbol" style:font-name-complex="StarSymbol" fo:font-size="9pt" style:font-size-asian="9pt" style:font-size-complex="9pt"/>
    </style:style>
    <style:style style:name="WW_CharLFO4LVL8" style:family="text">
      <style:text-properties style:font-name="StarSymbol" style:font-name-asian="StarSymbol" style:font-name-complex="StarSymbol" fo:font-size="9pt" style:font-size-asian="9pt" style:font-size-complex="9pt"/>
    </style:style>
    <style:style style:name="WW_CharLFO4LVL9" style:family="text">
      <style:text-properties style:font-name="StarSymbol" style:font-name-asian="StarSymbol" style:font-name-complex="StarSymbol" fo:font-size="9pt" style:font-size-asian="9pt" style:font-size-complex="9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4">
      <text:list-level-style-bullet text:level="1" text:style-name="WW_CharLFO4LVL1" text:bullet-char="●">
        <style:list-level-properties text:space-before="0.25in" text:min-label-width="0.25in"/>
        <style:text-properties style:font-name="StarSymbol"/>
      </text:list-level-style-bullet>
      <text:list-level-style-bullet text:level="2" text:style-name="WW_CharLFO4LVL2" text:bullet-char="○">
        <style:list-level-properties text:space-before="0.5in" text:min-label-width="0.25in"/>
        <style:text-properties style:font-name="StarSymbol"/>
      </text:list-level-style-bullet>
      <text:list-level-style-bullet text:level="3" text:style-name="WW_CharLFO4LVL3" text:bullet-char="■">
        <style:list-level-properties text:space-before="0.75in" text:min-label-width="0.25in"/>
        <style:text-properties style:font-name="StarSymbol"/>
      </text:list-level-style-bullet>
      <text:list-level-style-bullet text:level="4" text:style-name="WW_CharLFO4LVL4" text:bullet-char="●">
        <style:list-level-properties text:space-before="1in" text:min-label-width="0.25in"/>
        <style:text-properties style:font-name="StarSymbol"/>
      </text:list-level-style-bullet>
      <text:list-level-style-bullet text:level="5" text:style-name="WW_CharLFO4LVL5" text:bullet-char="○">
        <style:list-level-properties text:space-before="1.25in" text:min-label-width="0.25in"/>
        <style:text-properties style:font-name="StarSymbol"/>
      </text:list-level-style-bullet>
      <text:list-level-style-bullet text:level="6" text:style-name="WW_CharLFO4LVL6" text:bullet-char="■">
        <style:list-level-properties text:space-before="1.5in" text:min-label-width="0.25in"/>
        <style:text-properties style:font-name="StarSymbol"/>
      </text:list-level-style-bullet>
      <text:list-level-style-bullet text:level="7" text:style-name="WW_CharLFO4LVL7" text:bullet-char="●">
        <style:list-level-properties text:space-before="1.75in" text:min-label-width="0.25in"/>
        <style:text-properties style:font-name="StarSymbol"/>
      </text:list-level-style-bullet>
      <text:list-level-style-bullet text:level="8" text:style-name="WW_CharLFO4LVL8" text:bullet-char="○">
        <style:list-level-properties text:space-before="2in" text:min-label-width="0.25in"/>
        <style:text-properties style:font-name="StarSymbol"/>
      </text:list-level-style-bullet>
      <text:list-level-style-bullet text:level="9" text:style-name="WW_CharLFO4LVL9" text:bullet-char="■">
        <style:list-level-properties text:space-before="2.25in" text:min-label-width="0.25in"/>
        <style:text-properties style:font-name="StarSymbol"/>
      </text:list-level-style-bullet>
    </text:list-style>
    <style:page-layout style:name="PL0">
      <style:page-layout-properties fo:page-width="8.268in" fo:page-height="11.693in" style:print-orientation="portrait" fo:margin-top="0.5in" fo:margin-left="0.984in" fo:margin-bottom="0.1965in" fo:margin-right="0.5902in" style:num-format="1" style:writing-mode="lr-tb">
        <style:footnote-sep style:width="0.007in" style:rel-width="33%" style:color="#000000" style:line-style="solid" style:adjustment="left"/>
      </style:page-layout-properties>
      <style:header-style>
        <style:header-footer-properties style:dynamic-spacing="true" fo:min-height="-0.1062in"/>
      </style:header-style>
      <style:footer-style>
        <style:header-footer-properties style:dynamic-spacing="true" fo:min-height="0.393in"/>
      </style:footer-style>
    </style:page-layout>
    <style:style style:name="T2" style:parent-style-name="Absatz-Standardschriftart" style:family="text">
      <style:text-properties style:language-asian="de" style:country-asian="DE" style:language-complex="ar" style:country-complex="SA"/>
    </style:style>
    <style:style style:name="TableColumn4" style:family="table-column">
      <style:table-column-properties style:column-width="0.7916in" style:use-optimal-column-width="false"/>
    </style:style>
    <style:style style:name="TableColumn5" style:family="table-column">
      <style:table-column-properties style:column-width="5.1145in" style:use-optimal-column-width="false"/>
    </style:style>
    <style:style style:name="TableColumn6" style:family="table-column">
      <style:table-column-properties style:column-width="0.7819in" style:use-optimal-column-width="false"/>
    </style:style>
    <style:style style:name="Table3" style:family="table">
      <style:table-properties style:width="6.6881in" fo:margin-left="0in" table:align="right"/>
    </style:style>
    <style:style style:name="TableRow7" style:family="table-row">
      <style:table-row-properties style:use-optimal-row-height="false"/>
    </style:style>
    <style:style style:name="TableCell8" style:family="table-cell">
      <style:table-cell-properties fo:border="none" fo:padding-top="0.0381in" fo:padding-left="0.0381in" fo:padding-bottom="0.0381in" fo:padding-right="0.0381in"/>
    </style:style>
    <style:style style:name="T9" style:parent-style-name="Absatz-Standardschriftart" style:family="text">
      <style:text-properties style:language-asian="de" style:country-asian="DE" style:language-complex="ar" style:country-complex="SA"/>
    </style:style>
    <style:style style:name="TableCell10" style:family="table-cell">
      <style:table-cell-properties fo:border="none" fo:padding-top="0.0381in" fo:padding-left="0.0381in" fo:padding-bottom="0.0381in" fo:padding-right="0.0381in"/>
    </style:style>
    <style:style style:name="T11" style:parent-style-name="Absatz-Standardschriftart" style:family="text">
      <style:text-properties style:font-name="Bitstream Vera Sans"/>
    </style:style>
    <style:style style:name="T12" style:parent-style-name="Absatz-Standardschriftart" style:family="text">
      <style:text-properties style:font-name="Bitstream Vera Sans"/>
    </style:style>
    <style:style style:name="T13" style:parent-style-name="Absatz-Standardschriftart" style:family="text">
      <style:text-properties style:font-name="Bitstream Vera Sans"/>
    </style:style>
    <style:style style:name="T14" style:parent-style-name="Absatz-Standardschriftart" style:family="text">
      <style:text-properties style:font-name="Bitstream Vera Sans"/>
    </style:style>
    <style:style style:name="T15" style:parent-style-name="Absatz-Standardschriftart" style:family="text">
      <style:text-properties style:font-name="Bitstream Vera Sans"/>
    </style:style>
    <style:style style:name="T16" style:parent-style-name="Absatz-Standardschriftart" style:family="text">
      <style:text-properties style:font-name="Bitstream Vera Sans"/>
    </style:style>
    <style:style style:name="TableCell17" style:family="table-cell">
      <style:table-cell-properties fo:border="none" fo:padding-top="0.0381in" fo:padding-left="0.0381in" fo:padding-bottom="0.0381in" fo:padding-right="0.0381in"/>
    </style:style>
    <style:style style:name="P18" style:parent-style-name="Fußzeile" style:family="paragraph">
      <style:paragraph-properties fo:text-align="end"/>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left"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left" style:vertical-pos="top" draw:luminance="0%" draw:contrast="0%" draw:image-opacity="100%"/>
    </style:style>
  </office:automatic-styles>
  <office:master-styles>
    <style:master-page style:name="MP0" style:page-layout-name="PL0">
      <style:header>
        <text:p text:style-name="Kopfzeile"><text:span text:style-name="T2"><draw:frame draw:z-index="251659264" draw:style-name="a0" draw:name="graphics2" text:anchor-type="paragraph" svg:x="0in" svg:y="0in" svg:width="1.9689in" svg:height="0.3937in" style:rel-width="scale" style:rel-height="scale"><draw:image xlink:href="media/image1.png" xlink:type="simple" xlink:show="embed" xlink:actuate="onLoad"/><svg:title/><svg:desc/></draw:frame></text:span></text:p>
      </style:header>
      <style:footer>
        <table:table table:style-name="Table3">
          <table:table-columns>
            <table:table-column table:style-name="TableColumn4"/>
            <table:table-column table:style-name="TableColumn5"/>
            <table:table-column table:style-name="TableColumn6"/>
          </table:table-columns>
          <table:table-row table:style-name="TableRow7">
            <table:table-cell table:style-name="TableCell8">
              <text:p text:style-name="Fußzeile"><text:span text:style-name="T9"><draw:frame draw:z-index="251661312" draw:style-name="a1" draw:name="graphics1" text:anchor-type="paragraph" svg:x="0in" svg:y="0in" svg:width="0.31535in" svg:height="0.3937in" style:rel-width="scale" style:rel-height="scale"><draw:image xlink:href="media/image2.png" xlink:type="simple" xlink:show="embed" xlink:actuate="onLoad"/><svg:title/><svg:desc/></draw:frame></text:span></text:p>
            </table:table-cell>
            <table:table-cell table:style-name="TableCell10">
              <text:p text:style-name="Fußzeile">Berufsakademie Sachsen<text:s/><text:span text:style-name="T11">•<text:s/></text:span>Staatliche Studienakademie Leipzig<text:s/><text:span text:style-name="T12">• University of Cooperative Education</text:span></text:p>
              <text:p text:style-name="Fußzeile">Schönauer Str. 113a<text:s/><text:span text:style-name="T13">•<text:s/></text:span>04207 Leipzig<text:s/><text:span text:style-name="T14">• Germany</text:span></text:p>
              <text:p text:style-name="Fußzeile">Telefon: +49-341-42743-0<text:s/><text:span text:style-name="T15">•<text:s/></text:span>Telefax: +49-341-42743-331</text:p>
              <text:p text:style-name="Fußzeile">E-Mail: info@ba-leipzig.de<text:s/><text:span text:style-name="T16">•<text:s/></text:span>Web:<text:s/>http://www.ba-leipzig.de</text:p>
            </table:table-cell>
            <table:table-cell table:style-name="TableCell17">
              <text:p text:style-name="P18"><text:page-number text:fixed="false">1</text:page-number>/<text:page-count>1</text:page-count></text:p>
            </table:table-cell>
          </table:table-row>
        </table:table>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ichael -</meta:initial-creator>
    <dc:creator>Michael Dietrich</dc:creator>
    <meta:creation-date>2007-12-16T10:06:00Z</meta:creation-date>
    <dc:date>2012-10-11T10:04:00Z</dc:date>
    <meta:print-date>2007-12-16T16:27:00Z</meta:print-date>
    <meta:template xlink:href="Normal.dotm" xlink:type="simple"/>
    <meta:editing-cycles>4</meta:editing-cycles>
    <meta:editing-duration>PT0S</meta:editing-duration>
    <meta:user-defined meta:name="Info 1"/>
    <meta:user-defined meta:name="Info 2"/>
    <meta:user-defined meta:name="Info 3"/>
    <meta:user-defined meta:name="Info 4"/>
    <meta:document-statistic meta:page-count="1" meta:paragraph-count="2" meta:word-count="188" meta:character-count="1373" meta:row-count="9" meta:non-whitespace-character-count="1187"/>
  </office:meta>
</office:document-meta>
</file>